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494cm" fo:min-width="0.9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17cm" fo:min-width="1.266cm"/>
    </style:style>
    <style:style style:name="gr3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textarea-horizontal-align="justify" draw:textarea-vertical-align="middle" draw:auto-grow-height="false" fo:min-height="1.494cm" fo:min-width="0.959cm"/>
    </style:style>
    <style:style style:name="gr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1.26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335cm" fo:min-width="0.59cm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min-height="3.336cm" fo:min-width="0.59cm"/>
    </style:style>
    <style:style style:name="gr10" style:family="graphic" style:parent-style-name="standard">
      <style:graphic-properties draw:textarea-horizontal-align="justify" draw:textarea-vertical-align="middle" draw:auto-grow-height="false" fo:min-height="3.336cm" fo:min-width="0.589cm"/>
    </style:style>
    <style:style style:name="gr11" style:family="graphic" style:parent-style-name="standard">
      <style:graphic-properties draw:textarea-horizontal-align="justify" draw:textarea-vertical-align="middle" draw:auto-grow-height="false" fo:min-height="3.337cm" fo:min-width="0.59cm"/>
    </style:style>
    <style:style style:name="gr12" style:family="graphic" style:parent-style-name="standard">
      <style:graphic-properties draw:textarea-horizontal-align="justify" draw:textarea-vertical-align="middle" draw:auto-grow-height="false" fo:min-height="3.335cm" fo:min-width="0.591cm"/>
    </style:style>
    <style:style style:name="gr1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9cm" fo:min-width="0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8cm" fo:min-width="0cm"/>
      <style:paragraph-properties style:writing-mode="lr-tb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/>
      <style:paragraph-properties fo:text-align="center" style:writing-mode="lr-tb"/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style:text-position="0% 100%" fo:font-size="18pt"/>
    </style:style>
    <style:style style:name="P7" style:family="paragraph">
      <loext:graphic-properties draw:fill-color="#ffffff"/>
      <style:paragraph-properties style:writing-mode="lr-tb"/>
      <style:text-properties fo:font-size="21.2999992370605pt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/>
    </style:style>
    <style:style style:name="T3" style:family="text">
      <style:text-properties style:text-position="0% 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2.918cm" svg:height="3.487cm" svg:x="12.858cm" svg:y="11.987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2" draw:text-style-name="P2" draw:layer="layout" svg:width="2.496cm" svg:height="2.497cm" svg:x="23.817cm" svg:y="12.58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5.065cm" svg:y1="14.633cm" svg:x2="25.065cm" svg:y2="12.919cm">
            <text:p/>
          </draw:line>
        </draw:g>
        <draw:g>
          <draw:custom-shape draw:style-name="gr4" draw:text-style-name="P2" draw:layer="layout" svg:width="2.917cm" svg:height="3.488cm" svg:x="23.631cm" svg:y="4.03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3" draw:layer="layout" svg:x1="25.086cm" svg:y1="5.046cm" svg:x2="25.086cm" svg:y2="6.76cm">
            <text:p/>
          </draw:line>
        </draw:g>
        <draw:custom-shape draw:style-name="gr6" draw:text-style-name="P4" draw:layer="layout" svg:width="2.496cm" svg:height="2.498cm" svg:x="2.262cm" svg:y="4.358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2" draw:layer="layout" svg:width="1.09cm" svg:height="3.585cm" draw:transform="rotate (1.5709708597201) translate (6.806cm 2.291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6.812cm" svg:y1="1.737cm" svg:x2="5.154cm" svg:y2="1.715cm">
            <text:p/>
          </draw:line>
          <draw:line draw:style-name="gr8" draw:text-style-name="P3" draw:layer="layout" svg:x1="12.099cm" svg:y1="1.736cm" svg:x2="10.441cm" svg:y2="1.714cm">
            <text:p/>
          </draw:line>
        </draw:g>
        <draw:g>
          <draw:custom-shape draw:style-name="gr9" draw:text-style-name="P2" draw:layer="layout" svg:width="1.09cm" svg:height="3.586cm" draw:transform="rotate (1.5709708597201) translate (17.927cm 2.29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17.934cm" svg:y1="1.736cm" svg:x2="16.276cm" svg:y2="1.714cm">
            <text:p/>
          </draw:line>
          <draw:line draw:style-name="gr8" draw:text-style-name="P3" draw:layer="layout" svg:x1="23.221cm" svg:y1="1.734cm" svg:x2="21.563cm" svg:y2="1.712cm">
            <text:p/>
          </draw:line>
        </draw:g>
        <draw:g>
          <draw:custom-shape draw:style-name="gr10" draw:text-style-name="P2" draw:layer="layout" svg:width="1.089cm" svg:height="3.586cm" draw:transform="rotate (1.5709708597201) translate (6.684cm 10.329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6.692cm" svg:y1="9.775cm" svg:x2="5.034cm" svg:y2="9.753cm">
            <text:p/>
          </draw:line>
          <draw:line draw:style-name="gr8" draw:text-style-name="P3" draw:layer="layout" svg:x1="11.979cm" svg:y1="9.774cm" svg:x2="10.321cm" svg:y2="9.752cm">
            <text:p/>
          </draw:line>
        </draw:g>
        <draw:g>
          <draw:custom-shape draw:style-name="gr9" draw:text-style-name="P2" draw:layer="layout" svg:width="1.09cm" svg:height="3.586cm" draw:transform="rotate (1.5709708597201) translate (18cm 10.351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18.007cm" svg:y1="9.797cm" svg:x2="16.349cm" svg:y2="9.775cm">
            <text:p/>
          </draw:line>
          <draw:line draw:style-name="gr8" draw:text-style-name="P3" draw:layer="layout" svg:x1="23.294cm" svg:y1="9.796cm" svg:x2="21.636cm" svg:y2="9.774cm">
            <text:p/>
          </draw:line>
        </draw:g>
        <draw:g>
          <draw:custom-shape draw:style-name="gr11" draw:text-style-name="P2" draw:layer="layout" svg:width="1.09cm" svg:height="3.587cm" draw:transform="rotate (1.5709708597201) translate (6.402cm 18.542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6.41cm" svg:y1="17.987cm" svg:x2="4.752cm" svg:y2="17.965cm">
            <text:p/>
          </draw:line>
          <draw:line draw:style-name="gr8" draw:text-style-name="P3" draw:layer="layout" svg:x1="11.697cm" svg:y1="17.986cm" svg:x2="10.039cm" svg:y2="17.964cm">
            <text:p/>
          </draw:line>
        </draw:g>
        <draw:g>
          <draw:custom-shape draw:style-name="gr12" draw:text-style-name="P2" draw:layer="layout" svg:width="1.091cm" svg:height="3.585cm" draw:transform="rotate (-3.14141812066459) translate (3.991cm 15.562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3.437cm" svg:y1="15.556cm" svg:x2="3.415cm" svg:y2="17.214cm">
            <text:p/>
          </draw:line>
          <draw:line draw:style-name="gr8" draw:text-style-name="P3" draw:layer="layout" svg:x1="3.436cm" svg:y1="10.268cm" svg:x2="3.414cm" svg:y2="11.926cm">
            <text:p/>
          </draw:line>
        </draw:g>
        <draw:g>
          <draw:custom-shape draw:style-name="gr11" draw:text-style-name="P2" draw:layer="layout" svg:width="1.09cm" svg:height="3.587cm" draw:transform="rotate (-3.14141812066459) translate (14.888cm 7.34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14.336cm" svg:y1="7.333cm" svg:x2="14.314cm" svg:y2="8.991cm">
            <text:p/>
          </draw:line>
          <draw:line draw:style-name="gr8" draw:text-style-name="P3" draw:layer="layout" svg:x1="14.334cm" svg:y1="2.046cm" svg:x2="14.312cm" svg:y2="3.704cm">
            <text:p/>
          </draw:line>
        </draw:g>
        <draw:line draw:style-name="gr13" draw:text-style-name="P3" draw:layer="layout" svg:x1="3.459cm" svg:y1="4.323cm" svg:x2="3.459cm" svg:y2="1.748cm">
          <text:p/>
        </draw:line>
        <draw:line draw:style-name="gr14" draw:text-style-name="P3" draw:layer="layout" svg:x1="3.36cm" svg:y1="1.748cm" svg:x2="6.328cm" svg:y2="1.748cm">
          <text:p/>
        </draw:line>
        <draw:line draw:style-name="gr14" draw:text-style-name="P3" draw:layer="layout" svg:x1="3.424cm" svg:y1="11.179cm" svg:x2="3.424cm" svg:y2="6.839cm">
          <text:p/>
        </draw:line>
        <draw:line draw:style-name="gr14" draw:text-style-name="P3" draw:layer="layout" svg:x1="3.424cm" svg:y1="18.054cm" svg:x2="3.424cm" svg:y2="16.611cm">
          <text:p/>
        </draw:line>
        <draw:line draw:style-name="gr14" draw:text-style-name="P3" draw:layer="layout" svg:x1="3.405cm" svg:y1="17.973cm" svg:x2="6.373cm" svg:y2="17.973cm">
          <text:p/>
        </draw:line>
        <draw:line draw:style-name="gr14" draw:text-style-name="P3" draw:layer="layout" svg:x1="11.157cm" svg:y1="9.771cm" svg:x2="17.149cm" svg:y2="9.785cm">
          <text:p/>
        </draw:line>
        <draw:line draw:style-name="gr14" draw:text-style-name="P3" draw:layer="layout" svg:x1="14.315cm" svg:y1="12.054cm" svg:x2="14.315cm" svg:y2="7.714cm">
          <text:p/>
        </draw:line>
        <draw:line draw:style-name="gr14" draw:text-style-name="P3" draw:layer="layout" svg:x1="11.589cm" svg:y1="1.718cm" svg:x2="17.058cm" svg:y2="1.718cm">
          <text:p/>
        </draw:line>
        <draw:line draw:style-name="gr14" draw:text-style-name="P3" draw:layer="layout" svg:x1="14.301cm" svg:y1="3.734cm" svg:x2="14.336cm" svg:y2="1.664cm">
          <text:p/>
        </draw:line>
        <draw:line draw:style-name="gr14" draw:text-style-name="P3" draw:layer="layout" svg:x1="10.935cm" svg:y1="17.973cm" svg:x2="25.106cm" svg:y2="17.999cm">
          <text:p/>
        </draw:line>
        <draw:line draw:style-name="gr14" draw:text-style-name="P3" draw:layer="layout" svg:x1="14.315cm" svg:y1="18.01cm" svg:x2="14.315cm" svg:y2="15.401cm">
          <text:p/>
        </draw:line>
        <draw:line draw:style-name="gr14" draw:text-style-name="P3" draw:layer="layout" svg:x1="25.117cm" svg:y1="18.034cm" svg:x2="25.117cm" svg:y2="15.074cm">
          <text:p/>
        </draw:line>
        <draw:line draw:style-name="gr14" draw:text-style-name="P3" draw:layer="layout" svg:x1="25.073cm" svg:y1="12.61cm" svg:x2="25.073cm" svg:y2="7.476cm">
          <text:p/>
        </draw:line>
        <draw:line draw:style-name="gr14" draw:text-style-name="P3" draw:layer="layout" svg:x1="21.59cm" svg:y1="9.785cm" svg:x2="25.104cm" svg:y2="9.8cm">
          <text:p/>
        </draw:line>
        <draw:line draw:style-name="gr14" draw:text-style-name="P3" draw:layer="layout" svg:x1="25.095cm" svg:y1="4.071cm" svg:x2="25.095cm" svg:y2="1.65cm">
          <text:p/>
        </draw:line>
        <draw:line draw:style-name="gr14" draw:text-style-name="P3" draw:layer="layout" svg:x1="22.296cm" svg:y1="1.726cm" svg:x2="25.104cm" svg:y2="1.74cm">
          <text:p/>
        </draw:line>
        <draw:line draw:style-name="gr14" draw:text-style-name="P3" draw:layer="layout" svg:x1="3.424cm" svg:y1="9.753cm" svg:x2="5.504cm" svg:y2="9.753cm">
          <text:p/>
        </draw:line>
        <draw:frame draw:style-name="gr15" draw:text-style-name="P5" draw:layer="layout" svg:width="1.614cm" svg:height="1.51cm" svg:x="7.799cm" svg:y="2.252cm">
          <draw:text-box>
            <text:p><text:span text:style-name="T1">R</text:span><text:span text:style-name="T2">1</text:span></text:p>
          </draw:text-box>
        </draw:frame>
        <draw:frame draw:style-name="gr15" draw:text-style-name="P5" draw:layer="layout" svg:width="1.614cm" svg:height="1.51cm" svg:x="18.916cm" svg:y="2.252cm">
          <draw:text-box>
            <text:p><text:span text:style-name="T1">R</text:span><text:span text:style-name="T2">2</text:span></text:p>
          </draw:text-box>
        </draw:frame>
        <draw:frame draw:style-name="gr15" draw:text-style-name="P5" draw:layer="layout" svg:width="1.615cm" svg:height="1.51cm" svg:x="14.901cm" svg:y="4.727cm">
          <draw:text-box>
            <text:p><text:span text:style-name="T1">R</text:span><text:span text:style-name="T2">3</text:span></text:p>
          </draw:text-box>
        </draw:frame>
        <draw:frame draw:style-name="gr15" draw:text-style-name="P5" draw:layer="layout" svg:width="1.615cm" svg:height="1.51cm" svg:x="7.623cm" svg:y="10.319cm">
          <draw:text-box>
            <text:p><text:span text:style-name="T1">R</text:span><text:span text:style-name="T2">4</text:span></text:p>
          </draw:text-box>
        </draw:frame>
        <draw:frame draw:style-name="gr15" draw:text-style-name="P5" draw:layer="layout" svg:width="1.614cm" svg:height="1.51cm" svg:x="18.957cm" svg:y="10.319cm">
          <draw:text-box>
            <text:p><text:span text:style-name="T1">R</text:span><text:span text:style-name="T2">5</text:span></text:p>
          </draw:text-box>
        </draw:frame>
        <draw:frame draw:style-name="gr15" draw:text-style-name="P5" draw:layer="layout" svg:width="1.615cm" svg:height="1.51cm" svg:x="1.351cm" svg:y="13.045cm">
          <draw:text-box>
            <text:p><text:span text:style-name="T1">R</text:span><text:span text:style-name="T2">6</text:span></text:p>
          </draw:text-box>
        </draw:frame>
        <draw:frame draw:style-name="gr16" draw:text-style-name="P5" draw:layer="layout" svg:width="1.614cm" svg:height="1.509cm" svg:x="7.342cm" svg:y="15.95cm">
          <draw:text-box>
            <text:p><text:span text:style-name="T1">R</text:span><text:span text:style-name="T2">7</text:span></text:p>
          </draw:text-box>
        </draw:frame>
        <draw:frame draw:style-name="gr15" draw:text-style-name="P5" draw:layer="layout" svg:width="1.614cm" svg:height="1.51cm" svg:x="26.346cm" svg:y="13.117cm">
          <draw:text-box>
            <text:p><text:span text:style-name="T1">I</text:span><text:span text:style-name="T2">d</text:span></text:p>
          </draw:text-box>
        </draw:frame>
        <draw:frame draw:style-name="gr15" draw:text-style-name="P6" draw:layer="layout" svg:width="4.328cm" svg:height="1.51cm" svg:x="10.107cm" svg:y="10.93cm">
          <draw:text-box>
            <text:p><text:span text:style-name="T3">V</text:span><text:span text:style-name="T2">c </text:span><text:span text:style-name="T3"><text:s/>= K</text:span><text:span text:style-name="T2">c </text:span><text:span text:style-name="T3">I</text:span><text:span text:style-name="T2">c</text:span></text:p>
          </draw:text-box>
        </draw:frame>
        <draw:frame draw:style-name="gr16" draw:text-style-name="P5" draw:layer="layout" svg:width="1.615cm" svg:height="1.509cm" svg:x="0.6cm" svg:y="4.869cm">
          <draw:text-box>
            <text:p><text:span text:style-name="T1">V</text:span><text:span text:style-name="T2">a</text:span></text:p>
          </draw:text-box>
        </draw:frame>
        <draw:line draw:style-name="gr17" draw:text-style-name="P3" draw:layer="layout" svg:x1="4.658cm" svg:y1="12.112cm" svg:x2="4.658cm" svg:y2="15.698cm">
          <text:p/>
        </draw:line>
        <draw:frame draw:style-name="gr15" draw:text-style-name="P5" draw:layer="layout" svg:width="1.615cm" svg:height="1.51cm" svg:x="4.724cm" svg:y="12.902cm">
          <draw:text-box>
            <text:p><text:span text:style-name="T1">I</text:span><text:span text:style-name="T2">c</text:span></text:p>
          </draw:text-box>
        </draw:frame>
        <draw:frame draw:style-name="gr18" draw:text-style-name="P5" draw:layer="layout" svg:width="1.614cm" svg:height="1.438cm" svg:x="12.466cm" svg:y="3.542cm">
          <draw:text-box>
            <text:p><text:span text:style-name="T1">+</text:span></text:p>
          </draw:text-box>
        </draw:frame>
        <draw:frame draw:style-name="gr18" draw:text-style-name="P5" draw:layer="layout" svg:width="1.614cm" svg:height="1.438cm" svg:x="12.64cm" svg:y="6.374cm">
          <draw:text-box>
            <text:p><text:span text:style-name="T1">-</text:span></text:p>
          </draw:text-box>
        </draw:frame>
        <draw:frame draw:style-name="gr18" draw:text-style-name="P5" draw:layer="layout" svg:width="1.613cm" svg:height="1.438cm" svg:x="12.468cm" svg:y="3.543cm">
          <draw:text-box>
            <text:p><text:span text:style-name="T1">+</text:span></text:p>
          </draw:text-box>
        </draw:frame>
        <draw:frame draw:style-name="gr15" draw:text-style-name="P5" draw:layer="layout" svg:width="1.614cm" svg:height="1.51cm" svg:x="12.256cm" svg:y="4.906cm">
          <draw:text-box>
            <text:p><text:span text:style-name="T1">V</text:span><text:span text:style-name="T2">b</text:span></text:p>
          </draw:text-box>
        </draw:frame>
        <draw:frame draw:style-name="gr15" draw:text-style-name="P6" draw:layer="layout" svg:width="4.327cm" svg:height="1.51cm" svg:x="26.066cm" svg:y="6.484cm">
          <draw:text-box>
            <text:p><text:span text:style-name="T3">I</text:span><text:span text:style-name="T2">b </text:span><text:span text:style-name="T3"><text:s/>= K</text:span><text:span text:style-name="T2">b</text:span><text:span text:style-name="T3">V</text:span><text:span text:style-name="T2">b</text:span></text:p>
          </draw:text-box>
        </draw:frame>
        <draw:g>
          <draw:line draw:style-name="gr8" draw:text-style-name="P3" draw:layer="layout" svg:x1="16.402cm" svg:y1="19.365cm" svg:x2="12.066cm" svg:y2="19.393cm">
            <text:p/>
          </draw:line>
          <draw:line draw:style-name="gr8" draw:text-style-name="P3" draw:layer="layout" svg:x1="16.405cm" svg:y1="19.349cm" svg:x2="12.069cm" svg:y2="19.377cm">
            <text:p/>
          </draw:line>
          <draw:line draw:style-name="gr8" draw:text-style-name="P3" draw:layer="layout" svg:x1="13.251cm" svg:y1="19.998cm" svg:x2="15.406cm" svg:y2="19.998cm">
            <text:p/>
          </draw:line>
          <draw:line draw:style-name="gr8" draw:text-style-name="P3" draw:layer="layout" svg:x1="13.832cm" svg:y1="20.539cm" svg:x2="14.867cm" svg:y2="20.539cm">
            <text:p/>
          </draw:line>
          <draw:line draw:style-name="gr8" draw:text-style-name="P3" draw:layer="layout" svg:x1="14.292cm" svg:y1="19.326cm" svg:x2="14.31cm" svg:y2="17.93cm">
            <text:p/>
          </draw:line>
        </draw:g>
        <presentation:notes draw:style-name="dp2">
          <draw:page-thumbnail draw:style-name="gr19" draw:layer="layout" svg:width="18.115cm" svg:height="11.136cm" svg:x="1.441cm" svg:y="2.256cm" draw:page-number="1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1cm" fo:margin-bottom="0cm" fo:text-indent="0cm"/>
      <style:text-properties fo:font-size="3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cm" fo:margin-bottom="0cm" fo:text-indent="0cm"/>
      <style:text-properties fo:font-size="28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9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1cm" svg:x="2.385cm" svg:y="1.756cm" presentation:class="title" presentation:placeholder="true">
        <draw:text-box/>
      </draw:frame>
      <draw:frame presentation:style-name="Default-outline1" draw:layer="backgroundobjects" svg:width="24.929cm" svg:height="11.019cm" svg:x="2.385cm" svg:y="5.444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09cm" svg:x="10.472cm" svg:y="18.3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09cm" svg:x="20.859cm" svg:y="18.3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9:46:39.444887770</meta:creation-date>
    <dc:date>2021-03-19T20:02:37.679231233</dc:date>
    <meta:editing-duration>PT13M46S</meta:editing-duration>
    <meta:editing-cycles>5</meta:editing-cycles>
    <meta:generator>LibreOffice/6.4.6.2$Linux_X86_64 LibreOffice_project/40$Build-2</meta:generator>
    <meta:document-statistic meta:object-count="99"/>
  </office:meta>
</office:document-meta>
</file>